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>
      <style:text-properties fo:font-weight="bold" style:font-weight-asian="bold" style:font-weight-complex="bold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damental properties of graphs</text:p>
      <text:p text:style-name="P4"/>
      <text:p text:style-name="P3">In any simple graph with n nodes where n &gt; 1, there are at least two vertices of the same degree</text:p>
      <text:list xml:id="list1886085737" text:style-name="L1">
        <text:list-item>
          <text:p text:style-name="P5">Proof by contradiction. Consider a n vertex simple graph which has no two vertices with the same degree.</text:p>
        </text:list-item>
        <text:list-item>
          <text:p text:style-name="P5">The degree of the vertices are 0, 1, 2, …, N-1 for a total of N degrees</text:p>
        </text:list-item>
        <text:list-item>
          <text:p text:style-name="P5">Since there is a vertex with degree 0, the graph is disconnected into a 1 vertex graph and a N-1 vertex graph.</text:p>
        </text:list-item>
        <text:list-item>
          <text:p text:style-name="P5">The degrees of the vertices in a N-vertex graph is 1, 2, …, N-1. This cannot be as the maximum degree of any vertex in a N-1 vertex graph is N-2</text:p>
        </text:list-item>
        <text:list-item>
          <text:p text:style-name="P5">Therefore there are atleast two vertices with the same degree.</text:p>
        </text:list-item>
      </text:list>
      <text:p text:style-name="Standard"/>
      <text:p text:style-name="P1">If 2 graphs are isomorphic, so are their complements</text:p>
      <text:p text:style-name="P1"/>
      <text:p text:style-name="P1">If a graph is connected, nothing can be said about the connectedness of its complement</text:p>
      <text:p text:style-name="P1"/>
      <text:p text:style-name="P1">A Eulerian graph is not necessarily Hamiltonian as the Eulerian path may repeat its vertices.</text:p>
      <text:p text:style-name="P1"/>
      <text:p text:style-name="P1">A Hamiltonian graph is not necessarily Eulerian as the Hamiltonian circuit can touch all vertices without traversing all edges</text:p>
      <text:p text:style-name="P1"/>
      <text:p text:style-name="P1">A cyclic graph, wheel graph and a complete graph are hamiltonion</text:p>
      <text:p text:style-name="P1"/>
      <text:p text:style-name="P1">To do</text:p>
      <text:list xml:id="list1560335669" text:style-name="L2">
        <text:list-item>
          <text:p text:style-name="P6">Complement of graphs</text:p>
        </text:list-item>
        <text:list-item>
          <text:p text:style-name="P6">Wheel graph</text:p>
        </text:list-item>
        <text:list-item>
          <text:p text:style-name="P6">Cycle graph</text:p>
        </text:list-item>
        <text:list-item>
          <text:p text:style-name="P6"><text:span text:style-name="Emphasis">Havel</text:span>-<text:span text:style-name="Emphasis">Hakimi algorithm</text:span></text:p>
        </text:list-item>
      </text:list>
      <text:p text:style-name="P1"/>
      <text:p text:style-name="P1">Gate papers</text:p>
      <text:list xml:id="list1227606681" text:style-name="L3">
        <text:list-item>
          <text:p text:style-name="P7">TG – 2240 – 2</text:p>
        </text:list-item>
        <text:list-item>
          <text:p text:style-name="P7">TG – 2232 – 8, 46</text:p>
        </text:list-item>
        <text:list-item>
          <text:p text:style-name="P7">TG – 2233 - 29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3.4$Linux LibreOffice_project/340m1$Build-402</meta:generator>
    <dc:date>2012-02-11T18:14:43</dc:date>
    <dc:creator>Kempa </dc:creator>
    <meta:editing-duration>PT5H36M56S</meta:editing-duration>
    <meta:editing-cycles>15</meta:editing-cycles>
    <meta:document-statistic meta:table-count="0" meta:image-count="0" meta:object-count="0" meta:page-count="1" meta:paragraph-count="21" meta:word-count="233" meta:character-count="1176" meta:non-whitespace-character-count="976"/>
  </office:meta>
</office:document-meta>
</file>